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83cm"/>
    </style:style>
    <style:style style:name="gr4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786cm"/>
    </style:style>
    <style:style style:name="gr6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measure" style:list-style-name="L1">
      <style:graphic-properties draw:textarea-vertical-align="middle"/>
    </style:style>
    <style:style style:name="gr10" style:family="graphic" style:parent-style-name="measure">
      <style:graphic-properties draw:textarea-vertical-align="middle" draw:line-distance="0.795cm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svg:stroke-color="#ff0000" draw:fill-color="#ff0000" draw:textarea-vertical-align="middle" draw:auto-grow-height="false" fo:min-height="2.248cm" fo:min-width="2.652cm"/>
    </style:style>
    <style:style style:name="gr13" style:family="graphic" style:parent-style-name="measure" style:list-style-name="L1">
      <style:graphic-properties draw:textarea-vertical-align="middle"/>
    </style:style>
    <style:style style:name="gr14" style:family="graphic" style:parent-style-name="standard">
      <style:graphic-properties svg:stroke-color="#ff0000" draw:fill-color="#ff0000" draw:textarea-vertical-align="middle" draw:auto-grow-height="false" fo:min-height="1.629cm" fo:min-width="1.544cm"/>
    </style:style>
    <style:style style:name="gr15" style:family="graphic" style:parent-style-name="standard">
      <style:graphic-properties svg:stroke-color="#ff0000" draw:fill-color="#ff0000" draw:textarea-vertical-align="middle" draw:auto-grow-height="false" fo:min-height="2.248cm" fo:min-width="3.018cm"/>
    </style:style>
    <style:style style:name="gr16" style:family="graphic" style:parent-style-name="standard">
      <style:graphic-properties svg:stroke-color="#ff0000" draw:fill-color="#ff0000" draw:textarea-vertical-align="middle" draw:auto-grow-height="false" fo:min-height="2.056cm" fo:min-width="2.319cm"/>
    </style:style>
    <style:style style:name="gr17" style:family="graphic" style:parent-style-name="standard">
      <style:graphic-properties svg:stroke-color="#ff0000" draw:fill-color="#ff0000" draw:textarea-vertical-align="middle" draw:auto-grow-height="false" fo:min-height="0.862cm" fo:min-width="1.544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0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1" style:family="graphic" style:parent-style-name="objectwithoutfill">
      <style:graphic-properties svg:stroke-width="0.212cm" draw:marker-start-width="0.518cm" draw:marker-end="Circle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239cm"/>
    </style:style>
    <style:style style:name="gr23" style:family="graphic" style:parent-style-name="Object_20_with_20_no_20_fill_20_and_20_no_20_line">
      <style:graphic-properties draw:fill="solid" draw:fill-color="#ffff99" draw:opacity="50%" draw:textarea-vertical-align="middle" draw:ole-draw-aspect="1" style:protect="size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25" style:family="graphic" style:parent-style-name="measure" style:list-style-name="L1">
      <style:graphic-properties draw:textarea-vertical-align="middle"/>
    </style:style>
    <style:style style:name="gr26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width="0.035cm" svg:stroke-color="#00cc00" draw:marker-start-width="0.252cm" draw:marker-end-width="0.252cm" draw:fill="none" draw:fill-color="#ffffff" draw:textarea-horizontal-align="left" draw:auto-grow-height="true" draw:auto-grow-width="false" fo:min-height="0.475cm" fo:min-width="0cm"/>
    </style:style>
    <style:style style:name="gr28" style:family="graphic" style:parent-style-name="objectwithoutfill">
      <style:graphic-properties svg:stroke-width="0.053cm" svg:stroke-color="#00cc00" draw:marker-start="Circle" draw:marker-start-width="0.279cm" draw:marker-end="Arrow" draw:marker-end-width="0.352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width="0.053cm" svg:stroke-color="#00cc00" draw:marker-start-width="0.279cm" draw:marker-end-width="0.252cm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svg:stroke-color="#ff0000" draw:fill-color="#ff0000" draw:textarea-vertical-align="middle" draw:auto-grow-height="false" fo:min-height="1.274cm" fo:min-width="1.659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solid" draw:fill-color="#ffff99" draw:opacity="50%"/>
      <style:paragraph-properties fo:text-align="center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4.455cm" svg:height="1.352cm" svg:x="3.568cm" svg:y="0.698cm">
            <draw:text-box>
              <text:p><text:span text:style-name="T1">Kuka KR210 6 DoF Manipulator</text:span></text:p>
            </draw:text-box>
          </draw:frame>
          <draw:frame draw:style-name="gr2" draw:text-style-name="P2" draw:layer="layout" svg:width="11.97cm" svg:height="1.119cm" svg:x="4.809cm" svg:y="1.979cm">
            <draw:text-box>
              <text:p><text:span text:style-name="T2">Kinematic Trigonometric Diagram</text:span></text:p>
            </draw:text-box>
          </draw:frame>
          <draw:frame draw:style-name="gr3" draw:text-style-name="P3" draw:layer="layout" svg:width="4.583cm" svg:height="0.839cm" svg:x="8.503cm" svg:y="2.992cm">
            <draw:text-box>
              <text:p><text:span text:style-name="T3">JoshSchertz.com</text:span></text:p>
            </draw:text-box>
          </draw:frame>
        </draw:g>
        <draw:frame draw:style-name="gr3" draw:text-style-name="P3" draw:layer="layout" svg:width="4.583cm" svg:height="0.839cm" svg:x="16.329cm" svg:y="26.346cm">
          <draw:text-box>
            <text:p><text:span text:style-name="T3">JoshSchertz.com</text:span></text:p>
          </draw:text-box>
        </draw:frame>
        <draw:g>
          <draw:custom-shape draw:style-name="gr4" draw:text-style-name="P4" draw:layer="layout" svg:width="2.286cm" svg:height="2.286cm" svg:x="4.755cm" svg:y="2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2.286cm" svg:height="1.524cm" svg:x="2.494cm" svg:y="25.079cm">
            <text:p/>
            <draw:enhanced-geometry svg:viewBox="0 0 21600 21600" draw:type="rectangle" draw:enhanced-path="M 0 0 L 21600 0 21600 21600 0 21600 0 0 Z N"/>
          </draw:custom-shape>
          <draw:line draw:style-name="gr6" draw:text-style-name="P5" draw:layer="layout" svg:x1="3.651cm" svg:y1="25.079cm" svg:x2="3.651cm" svg:y2="23.555cm">
            <text:p/>
          </draw:line>
          <draw:line draw:style-name="gr6" draw:text-style-name="P5" draw:layer="layout" svg:x1="3.554cm" svg:y1="23.582cm" svg:x2="4.773cm" svg:y2="23.582cm">
            <text:p/>
          </draw:line>
          <draw:line draw:style-name="gr6" draw:text-style-name="P5" draw:layer="layout" svg:x1="5.923cm" svg:y1="23.614cm" svg:x2="5.923cm" svg:y2="20.249cm">
            <text:p/>
          </draw:line>
          <draw:custom-shape draw:style-name="gr4" draw:text-style-name="P4" draw:layer="layout" svg:width="2.286cm" svg:height="2.286cm" svg:x="4.755cm" svg:y="17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902cm" svg:y1="19.074cm" svg:x2="9.128cm" svg:y2="20.812cm">
            <text:p/>
          </draw:line>
          <draw:line draw:style-name="gr8" draw:text-style-name="P5" draw:layer="layout" svg:x1="5.934cm" svg:y1="23.614cm" svg:x2="12.157cm" svg:y2="23.614cm">
            <text:p/>
          </draw:line>
          <draw:line draw:style-name="gr8" draw:text-style-name="P5" draw:layer="layout" svg:x1="12.094cm" svg:y1="23.615cm" svg:x2="12.094cm" svg:y2="19.043cm">
            <text:p/>
          </draw:line>
          <draw:line draw:style-name="gr8" draw:text-style-name="P5" draw:layer="layout" svg:x1="5.902cm" svg:y1="19.074cm" svg:x2="12.125cm" svg:y2="19.074cm">
            <text:p/>
          </draw:line>
          <draw:measure draw:style-name="gr9" draw:text-style-name="P6" draw:layer="measurelines" svg:x1="5.891cm" svg:y1="17.759cm" svg:x2="11.987cm" svg:y2="17.759cm">
            <text:p text:style-name="P6"><text:span text:style-name="T4">d4</text:span><text:span text:style-name="T4"><text:measure text:kind="gap"/></text:span></text:p>
          </draw:measure>
          <draw:measure draw:style-name="gr10" draw:text-style-name="P7" draw:layer="measurelines" svg:x1="12.438cm" svg:y1="19.01cm" svg:x2="12.438cm" svg:y2="20.585cm">
            <text:p text:style-name="P7"><text:span text:style-name="T4">a3</text:span></text:p>
          </draw:measure>
          <draw:measure draw:style-name="gr11" draw:text-style-name="P4" draw:layer="measurelines" svg:x1="2.275cm" svg:y1="23.582cm" svg:x2="2.275cm" svg:y2="19.137cm">
            <text:p text:style-name="P7"><text:span text:style-name="T4">a2</text:span></text:p>
          </draw:measure>
          <draw:measure draw:style-name="gr11" draw:text-style-name="P4" draw:layer="measurelines" svg:x1="2.248cm" svg:y1="26.503cm" svg:x2="2.248cm" svg:y2="23.582cm">
            <text:p text:style-name="P7"><text:span text:style-name="T4">d1</text:span></text:p>
          </draw:measure>
          <draw:custom-shape draw:style-name="gr12" draw:text-style-name="P8" draw:layer="layout" svg:width="3.152cm" svg:height="2.498cm" draw:transform="rotate (0.841772298236865) translate (4.074cm 23.958cm)">
            <text:p/>
            <draw:enhanced-geometry svg:viewBox="0 0 21600 21600" draw:mirror-horizontal="true" draw:mirror-vertical="false" draw:text-areas="0 0 21600 21600" draw:type="circular-arrow" draw:modifiers="-122.10717767895 -63.4967465086291 9740.5731138149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8" draw:text-style-name="P5" draw:layer="layout" svg:x1="5.934cm" svg:y1="23.55cm" svg:x2="12.062cm" svg:y2="21.423cm">
            <text:p/>
          </draw:line>
          <draw:measure draw:style-name="gr13" draw:text-style-name="P6" draw:layer="measurelines" svg:x1="3.605cm" svg:y1="17.756cm" svg:x2="5.891cm" svg:y2="17.756cm">
            <text:p text:style-name="P6"><text:span text:style-name="T4">a1</text:span><text:span text:style-name="T4"><text:measure text:kind="gap"/></text:span></text:p>
          </draw:measure>
          <draw:custom-shape draw:style-name="gr14" draw:text-style-name="P8" draw:layer="layout" svg:width="2.044cm" svg:height="1.878cm" draw:transform="skewX (0.00366519142918797) rotate (0.825366203268118) translate (6.335cm 23.683cm)">
            <text:p/>
            <draw:enhanced-geometry svg:viewBox="0 0 21600 21600" draw:mirror-horizontal="true" draw:mirror-vertical="false" draw:text-areas="0 0 21600 21600" draw:type="circular-arrow" draw:modifiers="-124.821090250105 -100.19709833731 9245.1428620553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5" draw:text-style-name="P8" draw:layer="layout" svg:width="3.519cm" svg:height="2.498cm" draw:transform="rotate (0.785398163397448) translate (4.241cm 23.313cm)">
            <text:p/>
            <draw:enhanced-geometry svg:viewBox="0 0 21600 21600" draw:mirror-horizontal="true" draw:mirror-vertical="false" draw:text-areas="0 0 21600 21600" draw:type="circular-arrow" draw:modifiers="-118.469292903953 -59.7780553846865 9908.0223346137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8" draw:layer="layout" svg:width="2.819cm" svg:height="2.306cm" draw:transform="rotate (2.45777265265841) translate (6.36cm 21.634cm)">
            <text:p/>
            <draw:enhanced-geometry svg:viewBox="0 0 21600 21600" draw:mirror-horizontal="true" draw:mirror-vertical="false" draw:text-areas="0 0 21600 21600" draw:type="circular-arrow" draw:modifiers="-119.956463165291 -63.4967465086291 9740.5731138149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7" draw:text-style-name="P8" draw:layer="layout" svg:width="2.044cm" svg:height="1.112cm" draw:transform="skewX (0.0036651914291881) rotate (1.53152641862502) translate (6.802cm 20.317cm)">
            <text:p/>
            <draw:enhanced-geometry svg:viewBox="0 0 21600 21600" draw:mirror-horizontal="true" draw:mirror-vertical="false" draw:text-areas="0 0 21600 21600" draw:type="circular-arrow" draw:modifiers="-124.821090250105 -100.19709833731 9245.1428620553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8" draw:text-style-name="P4" draw:layer="layout" svg:width="0.805cm" svg:height="0.584cm" svg:x="7.309cm" svg:y="23.047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8" draw:text-style-name="P4" draw:layer="layout" svg:width="0.811cm" svg:height="0.584cm" svg:x="7.093cm" svg:y="19.062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8" draw:text-style-name="P4" draw:layer="layout" svg:width="0.821cm" svg:height="0.598cm" svg:x="5.988cm" svg:y="20.14c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18" draw:text-style-name="P4" draw:layer="layout" svg:width="0.832cm" svg:height="0.598cm" svg:x="8.622cm" svg:y="22.83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8" draw:text-style-name="P4" draw:layer="layout" svg:width="0.857cm" svg:height="0.598cm" svg:x="7.257cm" svg:y="21.65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9" draw:text-style-name="P9" draw:layer="layout" svg:width="0.739cm" svg:height="0.725cm" svg:x="5.089cm" svg:y="18.729cm">
            <draw:text-box>
              <text:p><text:span text:style-name="T5">3</text:span></text:p>
            </draw:text-box>
          </draw:frame>
          <draw:frame draw:style-name="gr19" draw:text-style-name="P9" draw:layer="layout" svg:width="0.739cm" svg:height="0.725cm" svg:x="4.962cm" svg:y="23.211cm">
            <draw:text-box>
              <text:p><text:span text:style-name="T5">2</text:span></text:p>
            </draw:text-box>
          </draw:frame>
          <draw:frame draw:style-name="gr19" draw:text-style-name="P9" draw:layer="layout" svg:width="0.739cm" svg:height="0.725cm" svg:x="3.28cm" svg:y="25.37cm">
            <draw:text-box>
              <text:p><text:span text:style-name="T5">1</text:span></text:p>
            </draw:text-box>
          </draw:frame>
          <draw:frame draw:style-name="gr18" draw:text-style-name="P4" draw:layer="layout" svg:width="1.573cm" svg:height="0.663cm" svg:x="9.714cm" svg:y="22.209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18" draw:text-style-name="P4" draw:layer="layout" svg:width="1.576cm" svg:height="0.663cm" svg:x="9.763cm" svg:y="19.975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style-name="gr18" draw:text-style-name="P4" draw:layer="layout" svg:width="1.026cm" svg:height="0.584cm" svg:x="12.082cm" svg:y="21.606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18" draw:text-style-name="P4" draw:layer="layout" svg:width="2.035cm" svg:height="0.663cm" svg:x="8.517cm" svg:y="23.705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custom-shape draw:style-name="gr20" draw:text-style-name="P4" draw:layer="layout" svg:width="1.143cm" svg:height="1.143cm" svg:x="8.493cm" svg:y="20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5" draw:layer="layout" svg:x1="9.128cm" svg:y1="20.812cm" svg:x2="12.303cm" svg:y2="21.518cm">
            <text:p/>
          </draw:line>
          <draw:frame draw:style-name="gr22" draw:text-style-name="P9" draw:layer="layout" svg:width="0.739cm" svg:height="0.725cm" svg:x="8.453cm" svg:y="20.475cm">
            <draw:text-box>
              <text:p><text:span text:style-name="T5">4</text:span></text:p>
            </draw:text-box>
          </draw:frame>
          <draw:frame draw:style-name="gr18" draw:text-style-name="P4" draw:layer="layout" svg:width="0.867cm" svg:height="0.663cm" svg:x="7.439cm" svg:y="20.177cm">
            <lo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style-name="gr18" draw:text-style-name="P4" draw:layer="layout" svg:width="0.867cm" svg:height="0.663cm" svg:x="9.636cm" svg:y="21.066cm">
            <lo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line draw:style-name="gr8" draw:text-style-name="P5" draw:layer="layout" svg:x1="9.128cm" svg:y1="20.558cm" svg:x2="9.128cm" svg:y2="19.085cm">
            <text:p/>
          </draw:line>
          <draw:frame draw:style-name="gr18" draw:text-style-name="P4" draw:layer="layout" svg:width="1.213cm" svg:height="0.663cm" svg:x="7.38cm" svg:y="18.372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  <draw:line draw:style-name="gr8" draw:text-style-name="P5" draw:layer="layout" svg:x1="5.953cm" svg:y1="19.034cm" svg:x2="12.062cm" svg:y2="21.424cm">
            <text:p/>
          </draw:line>
        </draw:g>
        <draw:frame draw:style-name="gr23" draw:text-style-name="P10" draw:layer="layout" svg:width="4.216cm" svg:height="0.536cm" svg:x="12.439cm" svg:y="8.88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text-style-name="P4" draw:layer="layout" svg:width="6.629cm" svg:height="0.542cm" svg:x="12.438cm" svg:y="4.56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4" draw:layer="layout" svg:width="2.768cm" svg:height="0.53cm" svg:x="12.426cm" svg:y="6.58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text-style-name="P4" draw:layer="layout" svg:width="2.781cm" svg:height="0.53cm" svg:x="12.432cm" svg:y="7.22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8" draw:text-style-name="P4" draw:layer="layout" svg:width="2.747cm" svg:height="0.53cm" svg:x="12.427cm" svg:y="7.86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8" draw:text-style-name="P4" draw:layer="layout" svg:width="3.394cm" svg:height="0.53cm" svg:x="16.77cm" svg:y="6.58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8" draw:text-style-name="P4" draw:layer="layout" svg:width="3.457cm" svg:height="0.53cm" svg:x="16.762cm" svg:y="7.22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8" draw:text-style-name="P4" draw:layer="layout" svg:width="3.343cm" svg:height="0.53cm" svg:x="16.755cm" svg:y="7.84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g>
            <draw:custom-shape draw:style-name="gr4" draw:text-style-name="P4" draw:layer="layout" svg:width="2.286cm" svg:height="2.286cm" svg:x="2.113cm" svg:y="12.6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4" draw:layer="layout" svg:width="2.286cm" svg:height="1.27cm" draw:transform="rotate (2.35619449019234) translate (6.312cm 12.194cm)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2.286cm" svg:height="1.27cm" draw:transform="rotate (2.35619449019234) translate (8.731cm 9.718cm)">
              <text:p/>
              <draw:enhanced-geometry svg:viewBox="0 0 21600 21600" draw:type="rectangle" draw:enhanced-path="M 0 0 L 21600 0 21600 21600 0 21600 0 0 Z N"/>
            </draw:custom-shape>
            <draw:measure draw:style-name="gr25" draw:text-style-name="P6" draw:layer="measurelines" svg:x1="1.958cm" svg:y1="12.632cm" svg:x2="4.754cm" svg:y2="9.836cm">
              <text:p text:style-name="P6"><text:span text:style-name="T4">a1</text:span></text:p>
            </draw:measure>
            <draw:measure draw:style-name="gr11" draw:text-style-name="P4" draw:layer="measurelines" svg:x1="4.78cm" svg:y1="9.844cm" svg:x2="7.32cm" svg:y2="7.304cm">
              <text:p text:style-name="P7"><text:span text:style-name="T4">d4</text:span></text:p>
            </draw:measure>
            <draw:line draw:style-name="gr6" draw:text-style-name="P5" draw:layer="layout" svg:x1="3.976cm" svg:y1="12.925cm" svg:x2="5.531cm" svg:y2="11.368cm">
              <text:p/>
            </draw:line>
            <draw:line draw:style-name="gr6" draw:text-style-name="P5" draw:layer="layout" svg:x1="6.363cm" svg:y1="10.48cm" svg:x2="7.918cm" svg:y2="8.923cm">
              <text:p/>
            </draw:line>
            <draw:line draw:style-name="gr21" draw:text-style-name="P5" draw:layer="layout" svg:x1="8.813cm" svg:y1="7.972cm" svg:x2="10.368cm" svg:y2="6.415cm">
              <text:p/>
            </draw:line>
            <draw:measure draw:style-name="gr11" draw:text-style-name="P4" draw:layer="measurelines" svg:x1="7.347cm" svg:y1="7.304cm" svg:x2="9.125cm" svg:y2="5.526cm">
              <text:p text:style-name="P7"><text:span text:style-name="T4">d6</text:span></text:p>
            </draw:measure>
            <draw:line draw:style-name="gr26" draw:text-style-name="P5" draw:layer="layout" svg:x1="3.281cm" svg:y1="13.809cm" svg:x2="10.19cm" svg:y2="13.809cm">
              <text:p/>
            </draw:line>
            <draw:line draw:style-name="gr26" draw:text-style-name="P5" draw:layer="layout" svg:x1="10.171cm" svg:y1="13.791cm" svg:x2="10.171cm" svg:y2="6.628cm">
              <text:p/>
            </draw:line>
            <draw:g>
              <draw:frame draw:style-name="gr27" draw:text-style-name="P11" draw:layer="layout" svg:width="0.951cm" svg:height="0.725cm" svg:x="4.373cm" svg:y="13.937cm">
                <draw:text-box>
                  <text:p><text:span text:style-name="T6">x1</text:span></text:p>
                </draw:text-box>
              </draw:frame>
              <draw:g>
                <draw:line draw:style-name="gr28" draw:text-style-name="P5" draw:layer="layout" svg:x1="3.165cm" svg:y1="13.81cm" svg:x2="5.197cm" svg:y2="13.81cm">
                  <text:p/>
                </draw:line>
                <draw:line draw:style-name="gr28" draw:text-style-name="P5" draw:layer="layout" svg:x1="3.292cm" svg:y1="13.842cm" svg:x2="3.292cm" svg:y2="11.81cm">
                  <text:p/>
                </draw:line>
                <draw:frame draw:style-name="gr29" draw:text-style-name="P11" draw:layer="layout" svg:width="0.951cm" svg:height="0.725cm" svg:x="3.274cm" svg:y="11.838cm">
                  <draw:text-box>
                    <text:p><text:span text:style-name="T6">y1</text:span></text:p>
                  </draw:text-box>
                </draw:frame>
              </draw:g>
            </draw:g>
            <draw:custom-shape draw:style-name="gr30" draw:text-style-name="P8" draw:layer="layout" svg:width="2.159cm" svg:height="1.525cm" draw:transform="rotate (1.25716066021152) translate (3.85cm 13.96cm)">
              <text:p/>
              <draw:enhanced-geometry svg:viewBox="0 0 21600 21600" draw:mirror-horizontal="true" draw:mirror-vertical="false" draw:text-areas="0 0 21600 21600" draw:type="circular-arrow" draw:modifiers="-124.821090250105 -48.2912393087979 8642.13939298747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18" draw:text-style-name="P4" draw:layer="layout" svg:width="0.791cm" svg:height="0.584cm" svg:x="5.728cm" svg:y="12.885c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frame draw:style-name="gr19" draw:text-style-name="P9" draw:layer="layout" svg:width="0.739cm" svg:height="0.725cm" svg:x="2.285cm" svg:y="13.4cm">
            <draw:text-box>
              <text:p><text:span text:style-name="T5">1</text:span></text:p>
            </draw:text-box>
          </draw:frame>
          <draw:frame draw:style-name="gr19" draw:text-style-name="P9" draw:layer="layout" svg:width="0.739cm" svg:height="0.725cm" svg:x="5.587cm" svg:y="10.479cm">
            <draw:text-box>
              <text:p><text:span text:style-name="T5">2</text:span></text:p>
            </draw:text-box>
          </draw:frame>
          <draw:frame draw:style-name="gr19" draw:text-style-name="P9" draw:layer="layout" svg:width="0.739cm" svg:height="0.725cm" svg:x="8cm" svg:y="7.976cm">
            <draw:text-box>
              <text:p><text:span text:style-name="T5">3</text:span></text:p>
            </draw:text-box>
          </draw:frame>
          <draw:frame draw:style-name="gr18" draw:text-style-name="P4" draw:layer="layout" svg:width="1.003cm" svg:height="0.53cm" svg:x="6.861cm" svg:y="13.786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18" draw:text-style-name="P4" draw:layer="layout" svg:width="1.024cm" svg:height="0.53cm" svg:x="10.263cm" svg:y="10.206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18" draw:text-style-name="P4" draw:layer="layout" svg:width="0.86cm" svg:height="0.47cm" svg:x="9.884cm" svg:y="5.88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frame draw:style-name="gr18" draw:text-style-name="P4" draw:layer="layout" svg:width="6.271cm" svg:height="0.632cm" svg:x="12.441cm" svg:y="12.17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8" draw:text-style-name="P4" draw:layer="layout" svg:width="7.147cm" svg:height="0.631cm" svg:x="12.437cm" svg:y="16.63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8" draw:text-style-name="P4" draw:layer="layout" svg:width="5.113cm" svg:height="0.632cm" svg:x="12.438cm" svg:y="12.93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8" draw:text-style-name="P4" draw:layer="layout" svg:width="5.535cm" svg:height="1.169cm" svg:x="14.335cm" svg:y="17.8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8" draw:text-style-name="P4" draw:layer="layout" svg:width="5.81cm" svg:height="0.586cm" svg:x="14.335cm" svg:y="19.29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3" draw:text-style-name="P10" draw:layer="layout" svg:width="2.24cm" svg:height="0.77cm" svg:x="14.347cm" svg:y="20.41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8" draw:text-style-name="P4" draw:layer="layout" svg:width="5.191cm" svg:height="0.536cm" svg:x="14.335cm" svg:y="21.832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8" draw:text-style-name="P4" draw:layer="layout" svg:width="5.557cm" svg:height="1.17cm" svg:x="14.332cm" svg:y="22.72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8" draw:text-style-name="P4" draw:layer="layout" svg:width="5.892cm" svg:height="0.587cm" svg:x="14.327cm" svg:y="24.36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3" draw:text-style-name="P10" draw:layer="layout" svg:width="3.364cm" svg:height="0.771cm" svg:x="14.327cm" svg:y="25.63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4" draw:layer="layout" svg:width="3.247cm" svg:height="0.524cm" svg:x="16.742cm" svg:y="10.51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8" draw:text-style-name="P4" draw:layer="layout" svg:width="3.222cm" svg:height="0.524cm" svg:x="16.742cm" svg:y="9.88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8" draw:text-style-name="P4" draw:layer="layout" svg:width="3.133cm" svg:height="0.524cm" svg:x="16.742cm" svg:y="11.154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8" draw:text-style-name="P4" draw:layer="layout" svg:width="3.074cm" svg:height="0.535cm" svg:x="12.422cm" svg:y="9.892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8" draw:text-style-name="P4" draw:layer="layout" svg:width="3.046cm" svg:height="0.535cm" svg:x="12.422cm" svg:y="10.543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8" draw:text-style-name="P4" draw:layer="layout" svg:width="1.385cm" svg:height="0.523cm" svg:x="12.422cm" svg:y="11.16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8" draw:text-style-name="P4" draw:layer="layout" svg:width="3.667cm" svg:height="0.509cm" svg:x="12.44cm" svg:y="5.579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8" draw:text-style-name="P4" draw:layer="layout" svg:width="1.844cm" svg:height="0.524cm" svg:x="12.43cm" svg:y="14.21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text-style-name="P4" draw:layer="layout" svg:width="1.844cm" svg:height="0.524cm" svg:x="16.736cm" svg:y="14.21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8" draw:text-style-name="P4" draw:layer="layout" svg:width="3.264cm" svg:height="0.631cm" svg:x="12.43cm" svg:y="14.969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8" draw:text-style-name="P4" draw:layer="layout" svg:width="4.676cm" svg:height="0.535cm" svg:x="12.468cm" svg:y="15.86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5:12:19.598466939</meta:creation-date>
    <dc:date>2017-07-19T20:28:32.453404495</dc:date>
    <meta:editing-duration>PT2H58M21S</meta:editing-duration>
    <meta:editing-cycles>23</meta:editing-cycles>
    <meta:generator>LibreOffice/5.1.6.2$Linux_X86_64 LibreOffice_project/10m0$Build-2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row>
      <mi mathvariant="normal">θ</mi>
      <mn>1</mn>
    </mrow>
    <annotation encoding="StarMath 5.0">%theta 1</annotation>
  </semantics>
</math>
</file>

<file path=Object 10/content.xml><?xml version="1.0" encoding="utf-8"?>
<math xmlns="http://www.w3.org/1998/Math/MathML" display="block">
  <semantics>
    <mrow>
      <mrow>
        <msub>
          <mi>L</mi>
          <mi>x</mi>
        </msub>
        <mo stretchy="false">=</mo>
        <mi mathvariant="italic">Rrpy</mi>
      </mrow>
      <mrow>
        <mo fence="true" stretchy="false">[</mo>
        <mrow>
          <mrow>
            <mn>0,</mn>
            <mn>0</mn>
          </mrow>
        </mrow>
        <mo fence="true" stretchy="false">]</mo>
      </mrow>
    </mrow>
    <annotation encoding="StarMath 5.0">L_{x} = Rrpy[ 0, 0 ]</annotation>
  </semantics>
</math>
</file>

<file path=Object 11/content.xml><?xml version="1.0" encoding="utf-8"?>
<math xmlns="http://www.w3.org/1998/Math/MathML" display="block">
  <semantics>
    <mrow>
      <mrow>
        <msub>
          <mi>L</mi>
          <mi>y</mi>
        </msub>
        <mo stretchy="false">=</mo>
        <mi mathvariant="italic">Rrpy</mi>
      </mrow>
      <mrow>
        <mo fence="true" stretchy="false">[</mo>
        <mrow>
          <mrow>
            <mn>1,</mn>
            <mn>0</mn>
          </mrow>
        </mrow>
        <mo fence="true" stretchy="false">]</mo>
      </mrow>
    </mrow>
    <annotation encoding="StarMath 5.0">L_{y} = Rrpy[ 1, 0 ]</annotation>
  </semantics>
</math>
</file>

<file path=Object 12/content.xml><?xml version="1.0" encoding="utf-8"?>
<math xmlns="http://www.w3.org/1998/Math/MathML" display="block">
  <semantics>
    <mrow>
      <mrow>
        <msub>
          <mi>L</mi>
          <mi>z</mi>
        </msub>
        <mo stretchy="false">=</mo>
        <mi mathvariant="italic">Rrpy</mi>
      </mrow>
      <mrow>
        <mo fence="true" stretchy="false">[</mo>
        <mrow>
          <mrow>
            <mn>2,</mn>
            <mn>0</mn>
          </mrow>
        </mrow>
        <mo fence="true" stretchy="false">]</mo>
      </mrow>
    </mrow>
    <annotation encoding="StarMath 5.0">L_{z} = Rrpy[ 2, 0 ]</annotation>
  </semantics>
</math>
</file>

<file path=Object 13/content.xml><?xml version="1.0" encoding="utf-8"?>
<math xmlns="http://www.w3.org/1998/Math/MathML" display="block">
  <semantics>
    <mrow>
      <mrow>
        <msub>
          <mi mathvariant="italic">WC</mi>
          <mi>x</mi>
        </msub>
        <mo stretchy="false">=</mo>
        <mrow>
          <msub>
            <mi>G</mi>
            <mi>x</mi>
          </msub>
          <mo stretchy="false">−</mo>
          <mi>d</mi>
        </mrow>
      </mrow>
      <mrow>
        <mn>6</mn>
        <mo stretchy="false">∗</mo>
        <msub>
          <mi>L</mi>
          <mi>x</mi>
        </msub>
      </mrow>
    </mrow>
    <annotation encoding="StarMath 5.0">WC_{x} = G_{x} - d6 * L_{x}</annotation>
  </semantics>
</math>
</file>

<file path=Object 14/content.xml><?xml version="1.0" encoding="utf-8"?>
<math xmlns="http://www.w3.org/1998/Math/MathML" display="block">
  <semantics>
    <mrow>
      <mrow>
        <msub>
          <mi mathvariant="italic">WC</mi>
          <mi>y</mi>
        </msub>
        <mo stretchy="false">=</mo>
        <mrow>
          <msub>
            <mi>G</mi>
            <mi>y</mi>
          </msub>
          <mo stretchy="false">−</mo>
          <mi>d</mi>
        </mrow>
      </mrow>
      <mrow>
        <mn>6</mn>
        <mo stretchy="false">∗</mo>
        <msub>
          <mi>L</mi>
          <mi>y</mi>
        </msub>
      </mrow>
    </mrow>
    <annotation encoding="StarMath 5.0">WC_{y} = G_{y} - d6 * L_{y}</annotation>
  </semantics>
</math>
</file>

<file path=Object 15/content.xml><?xml version="1.0" encoding="utf-8"?>
<math xmlns="http://www.w3.org/1998/Math/MathML" display="block">
  <semantics>
    <mrow>
      <mrow>
        <msub>
          <mi mathvariant="italic">WC</mi>
          <mi>z</mi>
        </msub>
        <mo stretchy="false">=</mo>
        <mrow>
          <msub>
            <mi>G</mi>
            <mi>z</mi>
          </msub>
          <mo stretchy="false">−</mo>
          <mi>d</mi>
        </mrow>
      </mrow>
      <mrow>
        <mn>6</mn>
        <mo stretchy="false">∗</mo>
        <msub>
          <mi>L</mi>
          <mi>z</mi>
        </msub>
      </mrow>
    </mrow>
    <annotation encoding="StarMath 5.0">WC_{z} = G_{z} - d6 * L_{z}</annotation>
  </semantics>
</math>
</file>

<file path=Object 16/content.xml><?xml version="1.0" encoding="utf-8"?>
<math xmlns="http://www.w3.org/1998/Math/MathML" display="block">
  <semantics>
    <msub>
      <mi mathvariant="italic">WC</mi>
      <mi>x</mi>
    </msub>
    <annotation encoding="StarMath 5.0">WC_{x}</annotation>
  </semantics>
</math>
</file>

<file path=Object 17/content.xml><?xml version="1.0" encoding="utf-8"?>
<math xmlns="http://www.w3.org/1998/Math/MathML" display="block">
  <semantics>
    <msub>
      <mi mathvariant="italic">WC</mi>
      <mi>y</mi>
    </msub>
    <annotation encoding="StarMath 5.0">WC_{y}</annotation>
  </semantics>
</math>
</file>

<file path=Object 18/content.xml><?xml version="1.0" encoding="utf-8"?>
<math xmlns="http://www.w3.org/1998/Math/MathML" display="block">
  <semantics>
    <mi mathvariant="italic">WC</mi>
    <annotation encoding="StarMath 5.0">WC</annotation>
  </semantics>
</math>
</file>

<file path=Object 19/content.xml><?xml version="1.0" encoding="utf-8"?>
<math xmlns="http://www.w3.org/1998/Math/MathML" display="block">
  <semantics>
    <mrow>
      <msub>
        <mi>L</mi>
        <mn>45</mn>
      </msub>
      <mo stretchy="false">=</mo>
      <mn>0.54</mn>
    </mrow>
    <annotation encoding="StarMath 5.0">L_{45} = 0.54</annotation>
  </semantics>
</math>
</file>

<file path=Object 2/content.xml><?xml version="1.0" encoding="utf-8"?>
<math xmlns="http://www.w3.org/1998/Math/MathML" display="block">
  <semantics>
    <mrow>
      <mrow>
        <mi mathvariant="italic">Rrpy</mi>
        <mo stretchy="false">=</mo>
        <msub>
          <mi>R</mi>
          <mi>z</mi>
        </msub>
      </mrow>
      <mrow>
        <mrow>
          <mo fence="true" stretchy="false">(</mo>
          <mrow>
            <mi mathvariant="italic">yaw</mi>
          </mrow>
          <mo fence="true" stretchy="false">)</mo>
        </mrow>
        <mo stretchy="false">∗</mo>
        <msub>
          <mi>R</mi>
          <mi>y</mi>
        </msub>
      </mrow>
      <mrow>
        <mrow>
          <mo fence="true" stretchy="false">(</mo>
          <mrow>
            <mi mathvariant="italic">pitch</mi>
          </mrow>
          <mo fence="true" stretchy="false">)</mo>
        </mrow>
        <mo stretchy="false">∗</mo>
        <msub>
          <mi>R</mi>
          <mi>x</mi>
        </msub>
      </mrow>
      <mrow>
        <mo fence="true" stretchy="false">(</mo>
        <mrow>
          <mi mathvariant="italic">roll</mi>
        </mrow>
        <mo fence="true" stretchy="false">)</mo>
      </mrow>
    </mrow>
    <annotation encoding="StarMath 5.0">Rrpy = R_{z}( yaw ) * R_{y}( pitch ) * R_{x}( roll )</annotation>
  </semantics>
</math>
</file>

<file path=Object 20/content.xml><?xml version="1.0" encoding="utf-8"?>
<math xmlns="http://www.w3.org/1998/Math/MathML" display="block">
  <semantics>
    <mrow>
      <msub>
        <mi>L</mi>
        <mn>2</mn>
      </msub>
      <mrow>
        <mi mathvariant="italic">WC</mi>
        <mo stretchy="false">=</mo>
        <msqrt>
          <mrow>
            <msub>
              <mi>X</mi>
              <mn>2</mn>
            </msub>
            <mrow>
              <msup>
                <mi mathvariant="italic">WC</mi>
                <mn>2</mn>
              </msup>
              <mo stretchy="false">+</mo>
              <msub>
                <mi>Y</mi>
                <mn>2</mn>
              </msub>
            </mrow>
            <mrow>
              <msup>
                <mi mathvariant="italic">WC</mi>
                <mn>2</mn>
              </msup>
              <mo stretchy="false">+</mo>
              <msub>
                <mi>Z</mi>
                <mn>2</mn>
              </msub>
            </mrow>
            <msup>
              <mi mathvariant="italic">WC</mi>
              <mn>2</mn>
            </msup>
          </mrow>
        </msqrt>
      </mrow>
    </mrow>
    <annotation encoding="StarMath 5.0">L_{2}WC = sqrt{ X_{2}WC^2 + Y_{2}WC^2 + Z_{2}WC^2 }</annotation>
  </semantics>
</math>
</file>

<file path=Object 21/content.xml><?xml version="1.0" encoding="utf-8"?>
<math xmlns="http://www.w3.org/1998/Math/MathML" display="block">
  <semantics>
    <mrow>
      <msub>
        <mi>L</mi>
        <mn>3</mn>
      </msub>
      <mrow>
        <mi mathvariant="italic">WC</mi>
        <mo stretchy="false">=</mo>
        <msqrt>
          <mrow>
            <mrow>
              <msubsup>
                <mi>L</mi>
                <mn>34</mn>
                <mn>2</mn>
              </msubsup>
              <mo stretchy="false">+</mo>
              <msubsup>
                <mi>L</mi>
                <mn>45</mn>
                <mn>2</mn>
              </msubsup>
              <mo stretchy="false">−</mo>
              <mrow>
                <mn>2</mn>
                <mo stretchy="false">∗</mo>
                <msub>
                  <mi>L</mi>
                  <mn>34</mn>
                </msub>
                <mo stretchy="false">∗</mo>
                <msub>
                  <mi>L</mi>
                  <mn>45</mn>
                </msub>
                <mo stretchy="false">∗</mo>
                <mi>cos</mi>
              </mrow>
            </mrow>
            <mrow>
              <mo fence="true" stretchy="false">(</mo>
              <mrow>
                <mrow>
                  <mi mathvariant="normal">ϕ</mi>
                  <mn>1</mn>
                </mrow>
              </mrow>
              <mo fence="true" stretchy="false">)</mo>
            </mrow>
          </mrow>
        </msqrt>
      </mrow>
    </mrow>
    <annotation encoding="StarMath 5.0">L_{3}WC = sqrt{ L_{34}^2 + L_{45}^2  - 2 * L_{34} * L_{45} * cos(%phi 1) }</annotation>
  </semantics>
</math>
</file>

<file path=Object 22/content.xml><?xml version="1.0" encoding="utf-8"?>
<math xmlns="http://www.w3.org/1998/Math/MathML" display="block">
  <semantics>
    <mrow>
      <msub>
        <mi>L</mi>
        <mn>2</mn>
      </msub>
      <mrow>
        <mi mathvariant="italic">WCxy</mi>
        <mo stretchy="false">=</mo>
        <msqrt>
          <mrow>
            <msub>
              <mi>X</mi>
              <mn>2</mn>
            </msub>
            <mrow>
              <msup>
                <mi mathvariant="italic">WC</mi>
                <mn>2</mn>
              </msup>
              <mo stretchy="false">+</mo>
              <msub>
                <mi>Y</mi>
                <mn>2</mn>
              </msub>
            </mrow>
            <msup>
              <mi mathvariant="italic">WC</mi>
              <mn>2</mn>
            </msup>
          </mrow>
        </msqrt>
      </mrow>
    </mrow>
    <annotation encoding="StarMath 5.0">L_{2}WCxy = sqrt{ X_{2}WC^2 + Y_{2}WC^2 }</annotation>
  </semantics>
</math>
</file>

<file path=Object 23/content.xml><?xml version="1.0" encoding="utf-8"?>
<math xmlns="http://www.w3.org/1998/Math/MathML" display="block">
  <semantics>
    <mrow>
      <mi>cos</mi>
      <mi mathvariant="normal">ϕ</mi>
      <mrow>
        <mn>2</mn>
        <mo stretchy="false">=</mo>
        <mfrac>
          <mrow>
            <msub>
              <mi>L</mi>
              <mn>2</mn>
            </msub>
            <mrow>
              <msup>
                <mi mathvariant="italic">WC</mi>
                <mn>2</mn>
              </msup>
              <mo stretchy="false">−</mo>
              <msub>
                <mi>L</mi>
                <mn>3</mn>
              </msub>
            </mrow>
            <mrow>
              <msup>
                <mi mathvariant="italic">WC</mi>
                <mn>2</mn>
              </msup>
              <mo stretchy="false">−</mo>
              <mi>a</mi>
            </mrow>
            <msup>
              <mn>2</mn>
              <mn>2</mn>
            </msup>
          </mrow>
          <mrow>
            <mrow>
              <mn>2</mn>
              <mo stretchy="false">∗</mo>
              <msub>
                <mi>L</mi>
                <mn>3</mn>
              </msub>
            </mrow>
            <mrow>
              <mi mathvariant="italic">WC</mi>
              <mo stretchy="false">∗</mo>
              <mi>a</mi>
            </mrow>
            <mn>2</mn>
          </mrow>
        </mfrac>
      </mrow>
    </mrow>
    <annotation encoding="StarMath 5.0">cos%phi 2 = {L_{2}WC^2 - L_{3}WC^2 - a2^2} over {2 * L_{3}WC * a2}</annotation>
  </semantics>
</math>
</file>

<file path=Object 24/content.xml><?xml version="1.0" encoding="utf-8"?>
<math xmlns="http://www.w3.org/1998/Math/MathML" display="block">
  <semantics>
    <mrow>
      <mi mathvariant="normal">ϕ</mi>
      <mrow>
        <mn>2</mn>
        <mo stretchy="false">=</mo>
        <mi mathvariant="italic">atan</mi>
      </mrow>
      <mn>2</mn>
      <mrow>
        <mo fence="true" stretchy="false">(</mo>
        <mrow>
          <mrow>
            <msqrt>
              <mrow>
                <mrow>
                  <mn>1</mn>
                  <mo stretchy="false">−</mo>
                  <mi>cos</mi>
                </mrow>
                <mi mathvariant="normal">ϕ</mi>
                <msup>
                  <mn>2</mn>
                  <mn>2</mn>
                </msup>
              </mrow>
            </msqrt>
            <mi>,</mi>
            <mi>cos</mi>
            <mi mathvariant="normal">ϕ</mi>
            <mn>2</mn>
          </mrow>
        </mrow>
        <mo fence="true" stretchy="false">)</mo>
      </mrow>
    </mrow>
    <annotation encoding="StarMath 5.0">%phi 2 = atan2( sqrt{ 1 - cos%phi 2^2}, cos%phi 2 )</annotation>
  </semantics>
</math>
</file>

<file path=Object 25/content.xml><?xml version="1.0" encoding="utf-8"?>
<math xmlns="http://www.w3.org/1998/Math/MathML" display="block">
  <semantics>
    <mrow>
      <mi mathvariant="normal">θ</mi>
      <mrow>
        <mn>3</mn>
        <mo stretchy="false">=</mo>
        <mrow>
          <mfrac>
            <mi mathvariant="normal">π</mi>
            <mn>2</mn>
          </mfrac>
          <mo stretchy="false">−</mo>
          <mi mathvariant="normal">ϕ</mi>
        </mrow>
      </mrow>
      <mn>2</mn>
    </mrow>
    <annotation encoding="StarMath 5.0">%theta 3 = {%pi} over {2} - %phi 2</annotation>
  </semantics>
</math>
</file>

<file path=Object 26/content.xml><?xml version="1.0" encoding="utf-8"?>
<math xmlns="http://www.w3.org/1998/Math/MathML" display="block">
  <semantics>
    <mrow>
      <mi mathvariant="normal">ϕ</mi>
      <mrow>
        <mn>3</mn>
        <mo stretchy="false">=</mo>
        <mi mathvariant="italic">atan</mi>
      </mrow>
      <mn>2</mn>
      <mrow>
        <mo fence="true" stretchy="false">(</mo>
        <mrow>
          <mrow>
            <msub>
              <mi>Z</mi>
              <mn>2</mn>
            </msub>
            <mi mathvariant="italic">WC</mi>
            <mi>,</mi>
            <msub>
              <mi>L</mi>
              <mn>2</mn>
            </msub>
            <mi mathvariant="italic">WCxy</mi>
          </mrow>
        </mrow>
        <mo fence="true" stretchy="false">)</mo>
      </mrow>
    </mrow>
    <annotation encoding="StarMath 5.0">%phi 3 = atan2( Z_{2}WC, L_{2}WCxy )</annotation>
  </semantics>
</math>
</file>

<file path=Object 27/content.xml><?xml version="1.0" encoding="utf-8"?>
<math xmlns="http://www.w3.org/1998/Math/MathML" display="block">
  <semantics>
    <mrow>
      <mi>cos</mi>
      <mi mathvariant="normal">ϕ</mi>
      <mrow>
        <mn>4</mn>
        <mo stretchy="false">=</mo>
        <mfrac>
          <mrow>
            <msub>
              <mi>L</mi>
              <mn>3</mn>
            </msub>
            <mrow>
              <msup>
                <mi mathvariant="italic">WC</mi>
                <mn>2</mn>
              </msup>
              <mo stretchy="false">−</mo>
              <msub>
                <mi>L</mi>
                <mn>2</mn>
              </msub>
            </mrow>
            <mrow>
              <msup>
                <mi mathvariant="italic">WC</mi>
                <mn>2</mn>
              </msup>
              <mo stretchy="false">−</mo>
              <mi>a</mi>
            </mrow>
            <msup>
              <mn>2</mn>
              <mn>2</mn>
            </msup>
          </mrow>
          <mrow>
            <mrow>
              <mrow>
                <mo stretchy="false">−</mo>
                <mn>2</mn>
              </mrow>
              <mo stretchy="false">∗</mo>
              <msub>
                <mi>L</mi>
                <mn>2</mn>
              </msub>
            </mrow>
            <mrow>
              <mi mathvariant="italic">WC</mi>
              <mo stretchy="false">∗</mo>
              <mi>a</mi>
            </mrow>
            <mn>2</mn>
          </mrow>
        </mfrac>
      </mrow>
    </mrow>
    <annotation encoding="StarMath 5.0">cos %phi 4 = { L_{3}WC^2 - L_{2}WC^2 - a2^2 } over { -2 * L_{2}WC * a2 }</annotation>
  </semantics>
</math>
</file>

<file path=Object 28/content.xml><?xml version="1.0" encoding="utf-8"?>
<math xmlns="http://www.w3.org/1998/Math/MathML" display="block">
  <semantics>
    <mrow>
      <mi mathvariant="normal">ϕ</mi>
      <mrow>
        <mn>4</mn>
        <mo stretchy="false">=</mo>
        <mi mathvariant="italic">atan</mi>
      </mrow>
      <mn>2</mn>
      <mrow>
        <mo fence="true" stretchy="false">(</mo>
        <mrow>
          <mrow>
            <msqrt>
              <mrow>
                <mrow>
                  <mn>1</mn>
                  <mo stretchy="false">−</mo>
                  <mi>cos</mi>
                </mrow>
                <mi mathvariant="normal">ϕ</mi>
                <msup>
                  <mn>4</mn>
                  <mn>2</mn>
                </msup>
              </mrow>
            </msqrt>
            <mi>,</mi>
            <mi>cos</mi>
            <mi mathvariant="normal">ϕ</mi>
            <mn>4</mn>
          </mrow>
        </mrow>
        <mo fence="true" stretchy="false">)</mo>
      </mrow>
    </mrow>
    <annotation encoding="StarMath 5.0">%phi 4 = atan2( sqrt{ 1 - cos%phi 4^2 }, cos%phi 4 )</annotation>
  </semantics>
</math>
</file>

<file path=Object 29/content.xml><?xml version="1.0" encoding="utf-8"?>
<math xmlns="http://www.w3.org/1998/Math/MathML" display="block">
  <semantics>
    <mrow>
      <mi mathvariant="normal">θ</mi>
      <mrow>
        <mn>2</mn>
        <mo stretchy="false">=</mo>
        <mrow>
          <mfrac>
            <mi mathvariant="normal">π</mi>
            <mn>2</mn>
          </mfrac>
          <mo stretchy="false">−</mo>
          <mrow>
            <mo fence="true" stretchy="false">(</mo>
            <mrow>
              <mrow>
                <mi mathvariant="normal">ϕ</mi>
                <mrow>
                  <mn>3</mn>
                  <mo stretchy="false">+</mo>
                  <mi mathvariant="normal">ϕ</mi>
                </mrow>
                <mn>4</mn>
              </mrow>
            </mrow>
            <mo fence="true" stretchy="false">)</mo>
          </mrow>
        </mrow>
      </mrow>
    </mrow>
    <annotation encoding="StarMath 5.0">%theta 2 = {%pi} over {2} - ( %phi 3 + %phi 4 )</annotation>
  </semantics>
</math>
</file>

<file path=Object 3/content.xml><?xml version="1.0" encoding="utf-8"?>
<math xmlns="http://www.w3.org/1998/Math/MathML" display="block">
  <semantics>
    <mrow>
      <mi mathvariant="normal">θ</mi>
      <mn>2</mn>
    </mrow>
    <annotation encoding="StarMath 5.0">%theta 2
</annotation>
  </semantics>
</math>
</file>

<file path=Object 30/content.xml><?xml version="1.0" encoding="utf-8"?>
<math xmlns="http://www.w3.org/1998/Math/MathML" display="block">
  <semantics>
    <mrow>
      <msub>
        <mi>Y</mi>
        <mn>2</mn>
      </msub>
      <mrow>
        <mi mathvariant="italic">WC</mi>
        <mo stretchy="false">=</mo>
        <mrow>
          <msub>
            <mi mathvariant="italic">WC</mi>
            <mi>y</mi>
          </msub>
          <mo stretchy="false">−</mo>
          <msub>
            <mi>y</mi>
            <mn>2</mn>
          </msub>
        </mrow>
      </mrow>
    </mrow>
    <annotation encoding="StarMath 5.0">Y_{2}WC = WC_{y} - y_{2}</annotation>
  </semantics>
</math>
</file>

<file path=Object 31/content.xml><?xml version="1.0" encoding="utf-8"?>
<math xmlns="http://www.w3.org/1998/Math/MathML" display="block">
  <semantics>
    <mrow>
      <msub>
        <mi>L</mi>
        <mn>2</mn>
      </msub>
      <mi mathvariant="italic">WC</mi>
    </mrow>
    <annotation encoding="StarMath 5.0">L_{2}WC</annotation>
  </semantics>
</math>
</file>

<file path=Object 32/content.xml><?xml version="1.0" encoding="utf-8"?>
<math xmlns="http://www.w3.org/1998/Math/MathML" display="block">
  <semantics>
    <mrow>
      <msub>
        <mi>L</mi>
        <mn>3</mn>
      </msub>
      <mi mathvariant="italic">WC</mi>
    </mrow>
    <annotation encoding="StarMath 5.0">L_{3}WC</annotation>
  </semantics>
</math>
</file>

<file path=Object 33/content.xml><?xml version="1.0" encoding="utf-8"?>
<math xmlns="http://www.w3.org/1998/Math/MathML" display="block">
  <semantics>
    <mi mathvariant="italic">WC</mi>
    <annotation encoding="StarMath 5.0">WC</annotation>
  </semantics>
</math>
</file>

<file path=Object 34/content.xml><?xml version="1.0" encoding="utf-8"?>
<math xmlns="http://www.w3.org/1998/Math/MathML" display="block">
  <semantics>
    <mrow>
      <msub>
        <mi>X</mi>
        <mn>2</mn>
      </msub>
      <mrow>
        <mi mathvariant="italic">WC</mi>
        <mo stretchy="false">=</mo>
        <mrow>
          <msub>
            <mi mathvariant="italic">WC</mi>
            <mi>x</mi>
          </msub>
          <mo stretchy="false">−</mo>
          <msub>
            <mi>x</mi>
            <mn>2</mn>
          </msub>
        </mrow>
      </mrow>
    </mrow>
    <annotation encoding="StarMath 5.0">X_{2}WC = WC_{x} - x_{2}</annotation>
  </semantics>
</math>
</file>

<file path=Object 35/content.xml><?xml version="1.0" encoding="utf-8"?>
<math xmlns="http://www.w3.org/1998/Math/MathML" display="block">
  <semantics>
    <mrow>
      <msub>
        <mi>Z</mi>
        <mn>2</mn>
      </msub>
      <mrow>
        <mi mathvariant="italic">WC</mi>
        <mo stretchy="false">=</mo>
        <mrow>
          <msub>
            <mi mathvariant="italic">WC</mi>
            <mi>z</mi>
          </msub>
          <mo stretchy="false">−</mo>
          <msub>
            <mi>z</mi>
            <mn>2</mn>
          </msub>
        </mrow>
      </mrow>
    </mrow>
    <annotation encoding="StarMath 5.0">Z_{2}WC = WC_{z} - z_{2}</annotation>
  </semantics>
</math>
</file>

<file path=Object 36/content.xml><?xml version="1.0" encoding="utf-8"?>
<math xmlns="http://www.w3.org/1998/Math/MathML" display="block">
  <semantics>
    <mrow>
      <mrow>
        <msub>
          <mi>x</mi>
          <mn>2</mn>
        </msub>
        <mo stretchy="false">=</mo>
        <mi>a</mi>
      </mrow>
      <mrow>
        <mn>1</mn>
        <mo stretchy="false">∗</mo>
        <mi>cos</mi>
      </mrow>
      <mrow>
        <mo fence="true" stretchy="false">(</mo>
        <mrow>
          <mrow>
            <mi mathvariant="normal">θ</mi>
            <mn>1</mn>
          </mrow>
        </mrow>
        <mo fence="true" stretchy="false">)</mo>
      </mrow>
    </mrow>
    <annotation encoding="StarMath 5.0">x_{2} = a1 * cos( %theta 1 )</annotation>
  </semantics>
</math>
</file>

<file path=Object 37/content.xml><?xml version="1.0" encoding="utf-8"?>
<math xmlns="http://www.w3.org/1998/Math/MathML" display="block">
  <semantics>
    <mrow>
      <mrow>
        <msub>
          <mi>y</mi>
          <mn>2</mn>
        </msub>
        <mo stretchy="false">=</mo>
        <mi>a</mi>
      </mrow>
      <mrow>
        <mn>1</mn>
        <mo stretchy="false">∗</mo>
        <mi>sin</mi>
      </mrow>
      <mrow>
        <mo fence="true" stretchy="false">(</mo>
        <mrow>
          <mrow>
            <mi mathvariant="normal">θ</mi>
            <mn>1</mn>
          </mrow>
        </mrow>
        <mo fence="true" stretchy="false">)</mo>
      </mrow>
    </mrow>
    <annotation encoding="StarMath 5.0">y_{2} = a1 * sin( %theta 1 )</annotation>
  </semantics>
</math>
</file>

<file path=Object 38/content.xml><?xml version="1.0" encoding="utf-8"?>
<math xmlns="http://www.w3.org/1998/Math/MathML" display="block">
  <semantics>
    <mrow>
      <mrow>
        <msub>
          <mi>z</mi>
          <mn>2</mn>
        </msub>
        <mo stretchy="false">=</mo>
        <mi>d</mi>
      </mrow>
      <mn>1</mn>
    </mrow>
    <annotation encoding="StarMath 5.0">z_{2} = d1</annotation>
  </semantics>
</math>
</file>

<file path=Object 39/content.xml><?xml version="1.0" encoding="utf-8"?>
<math xmlns="http://www.w3.org/1998/Math/MathML" display="block">
  <semantics>
    <mrow>
      <msub>
        <mi>L</mi>
        <mn>34</mn>
      </msub>
      <mrow>
        <mi>x</mi>
        <mo stretchy="false">=</mo>
        <msqrt>
          <mrow>
            <msubsup>
              <mi>L</mi>
              <mn>34</mn>
              <mn>2</mn>
            </msubsup>
            <mo stretchy="false">+</mo>
            <mrow>
              <mo fence="true" stretchy="true">|</mo>
              <mrow>
                <msup>
                  <mrow>
                    <mi>a</mi>
                    <mn>3</mn>
                  </mrow>
                  <mn>2</mn>
                </msup>
              </mrow>
              <mo fence="true" stretchy="true">|</mo>
            </mrow>
          </mrow>
        </msqrt>
      </mrow>
    </mrow>
    <annotation encoding="StarMath 5.0">L_{34} x = sqrt{ L_{34}^2 + abs{ a3 } ^2 }</annotation>
  </semantics>
</math>
</file>

<file path=Object 4/content.xml><?xml version="1.0" encoding="utf-8"?>
<math xmlns="http://www.w3.org/1998/Math/MathML" display="block">
  <semantics>
    <mrow>
      <mi mathvariant="normal">θ</mi>
      <mn>3</mn>
    </mrow>
    <annotation encoding="StarMath 5.0">%theta 3</annotation>
  </semantics>
</math>
</file>

<file path=Object 40/content.xml><?xml version="1.0" encoding="utf-8"?>
<math xmlns="http://www.w3.org/1998/Math/MathML" display="block">
  <semantics>
    <mrow>
      <mrow>
        <mi>G</mi>
        <mo stretchy="false">=</mo>
        <mi mathvariant="italic">gripper</mi>
      </mrow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G = gripper ( x, y, z )</annotation>
  </semantics>
</math>
</file>

<file path=Object 41/content.xml><?xml version="1.0" encoding="utf-8"?>
<math xmlns="http://www.w3.org/1998/Math/MathML" display="block">
  <semantics>
    <mrow>
      <msub>
        <mi>L</mi>
        <mn>2</mn>
      </msub>
      <mi mathvariant="italic">WCxy</mi>
    </mrow>
    <annotation encoding="StarMath 5.0">L_{2}WCxy</annotation>
  </semantics>
</math>
</file>

<file path=Object 42/content.xml><?xml version="1.0" encoding="utf-8"?>
<math xmlns="http://www.w3.org/1998/Math/MathML" display="block">
  <semantics>
    <mrow>
      <mi mathvariant="normal">ϕ</mi>
      <mrow>
        <mn>1</mn>
        <mo stretchy="false">=</mo>
        <mrow>
          <mi mathvariant="normal">π</mi>
          <mo stretchy="false">−</mo>
          <mi mathvariant="italic">atan</mi>
        </mrow>
      </mrow>
      <mn>2</mn>
      <mrow>
        <mo fence="true" stretchy="false">(</mo>
        <mrow>
          <mrow>
            <mrow>
              <mo fence="true" stretchy="true">|</mo>
              <mrow>
                <mrow>
                  <mi>a</mi>
                  <mn>3</mn>
                </mrow>
              </mrow>
              <mo fence="true" stretchy="true">|</mo>
            </mrow>
            <mi>,</mi>
            <msub>
              <mi>L</mi>
              <mn>34</mn>
            </msub>
            <mi>x</mi>
          </mrow>
        </mrow>
        <mo fence="true" stretchy="false">)</mo>
      </mrow>
    </mrow>
    <annotation encoding="StarMath 5.0">%phi 1 = %pi - atan2( abs{ a3 }, L_{34}x )</annotation>
  </semantics>
</math>
</file>

<file path=Object 43/content.xml><?xml version="1.0" encoding="utf-8"?>
<math xmlns="http://www.w3.org/1998/Math/MathML" display="block">
  <semantics>
    <msub>
      <mi>L</mi>
      <mn>34</mn>
    </msub>
    <annotation encoding="StarMath 5.0">L_{ 34 }</annotation>
  </semantics>
</math>
</file>

<file path=Object 44/content.xml><?xml version="1.0" encoding="utf-8"?>
<math xmlns="http://www.w3.org/1998/Math/MathML" display="block">
  <semantics>
    <msub>
      <mi>L</mi>
      <mn>45</mn>
    </msub>
    <annotation encoding="StarMath 5.0">L_{ 45 }</annotation>
  </semantics>
</math>
</file>

<file path=Object 45/content.xml><?xml version="1.0" encoding="utf-8"?>
<math xmlns="http://www.w3.org/1998/Math/MathML" display="block">
  <semantics>
    <mrow>
      <msub>
        <mi>L</mi>
        <mn>34</mn>
      </msub>
      <mi>x</mi>
    </mrow>
    <annotation encoding="StarMath 5.0">L_{34}x</annotation>
  </semantics>
</math>
</file>

<file path=Object 5/content.xml><?xml version="1.0" encoding="utf-8"?>
<math xmlns="http://www.w3.org/1998/Math/MathML" display="block">
  <semantics>
    <mrow>
      <msub>
        <mi>L</mi>
        <mn>34</mn>
      </msub>
      <mo stretchy="false">=</mo>
      <mn>0.96</mn>
    </mrow>
    <annotation encoding="StarMath 5.0">L_{34} = 0.96</annotation>
  </semantics>
</math>
</file>

<file path=Object 6/content.xml><?xml version="1.0" encoding="utf-8"?>
<math xmlns="http://www.w3.org/1998/Math/MathML" display="block">
  <semantics>
    <mrow>
      <mi mathvariant="normal">ϕ</mi>
      <mn>1</mn>
    </mrow>
    <annotation encoding="StarMath 5.0">%phi 1</annotation>
  </semantics>
</math>
</file>

<file path=Object 7/content.xml><?xml version="1.0" encoding="utf-8"?>
<math xmlns="http://www.w3.org/1998/Math/MathML" display="block">
  <semantics>
    <mrow>
      <mi mathvariant="normal">ϕ</mi>
      <mn>3</mn>
    </mrow>
    <annotation encoding="StarMath 5.0">%phi 3</annotation>
  </semantics>
</math>
</file>

<file path=Object 8/content.xml><?xml version="1.0" encoding="utf-8"?>
<math xmlns="http://www.w3.org/1998/Math/MathML" display="block">
  <semantics>
    <mrow>
      <mi mathvariant="normal">ϕ</mi>
      <mn>4</mn>
    </mrow>
    <annotation encoding="StarMath 5.0">%phi 4</annotation>
  </semantics>
</math>
</file>

<file path=Object 9/content.xml><?xml version="1.0" encoding="utf-8"?>
<math xmlns="http://www.w3.org/1998/Math/MathML" display="block">
  <semantics>
    <mrow>
      <mi mathvariant="normal">θ</mi>
      <mrow>
        <mn>1</mn>
        <mo stretchy="false">=</mo>
        <mi mathvariant="italic">atan</mi>
      </mrow>
      <mn>2</mn>
      <mrow>
        <mo fence="true" stretchy="false">(</mo>
        <mrow>
          <mrow>
            <msub>
              <mi mathvariant="italic">WC</mi>
              <mi>y</mi>
            </msub>
            <mi>,</mi>
            <msub>
              <mi mathvariant="italic">WC</mi>
              <mi>x</mi>
            </msub>
          </mrow>
        </mrow>
        <mo fence="true" stretchy="false">)</mo>
      </mrow>
    </mrow>
    <annotation encoding="StarMath 5.0">%theta 1 = atan2( WC_{y}, WC_{x} )</annotation>
  </semantics>
</math>
</file>